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86000001763F3325FCCD7B89CC.png" manifest:media-type="image/png"/>
  <manifest:file-entry manifest:full-path="Pictures/10000000000001A500000273312FEC36CA0F0278.png" manifest:media-type="image/png"/>
  <manifest:file-entry manifest:full-path="Pictures/10000001000004000000080BA124F81BFC4FDF46.png" manifest:media-type="image/png"/>
  <manifest:file-entry manifest:full-path="Pictures/100000000000050000000354FB230313BBA2CB4A.jpg" manifest:media-type="image/jpe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314000000B568316D12424C4DED.png" manifest:media-type="image/png"/>
  <manifest:file-entry manifest:full-path="Pictures/10000001000005150000040D057F298CD45ECE92.png" manifest:media-type="image/png"/>
  <manifest:file-entry manifest:full-path="Pictures/100000010000020F00000176AB68C63EC75C1E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3" style:family="graphic" style:parent-style-name="standard">
      <style:graphic-properties draw:stroke="none" draw:fill-color="#ffa500" draw:textarea-horizontal-align="justify" draw:textarea-vertical-align="middle" draw:auto-grow-height="false" fo:min-height="13.506cm" fo:min-width="2.038cm"/>
    </style:style>
    <style:style style:name="gr2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5" style:family="graphic" style:parent-style-name="Standard_5f_2">
      <style:graphic-properties draw:stroke="none" draw:fill="none" fo:min-height="5.065cm"/>
      <style:paragraph-properties style:writing-mode="lr-tb"/>
    </style:style>
    <style:style style:name="gr26" style:family="graphic" style:parent-style-name="Standard_5f_2">
      <style:graphic-properties draw:stroke="none" draw:fill-color="#355269" draw:textarea-horizontal-align="justify" draw:textarea-vertical-align="middle" draw:auto-grow-height="false" fo:min-height="4.459cm" fo:min-width="0.32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9"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
      <style:graphic-properties draw:stroke="none" draw:fill-color="#ff4000" draw:textarea-horizontal-align="justify" draw:textarea-vertical-align="middle" draw:auto-grow-height="false" fo:min-height="4.208cm" fo:min-width="0.769cm"/>
    </style:style>
    <style:style style:name="gr33"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4"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5" style:family="graphic" style:parent-style-name="Standard_5f_5_5f_1">
      <style:graphic-properties draw:stroke="none" draw:fill-color="#ff5429" draw:textarea-horizontal-align="justify" draw:textarea-vertical-align="middle" draw:auto-grow-height="false" fo:min-height="14.281cm" fo:min-width="1.14cm"/>
    </style:style>
    <style:style style:name="gr36" style:family="graphic" style:parent-style-name="Standard_5f_5_5f_1">
      <style:graphic-properties draw:stroke="none" draw:fill-color="#3465a4" draw:textarea-horizontal-align="justify" draw:textarea-vertical-align="middle" draw:auto-grow-height="false" fo:min-height="25.965cm" fo:min-width="0.384cm"/>
    </style:style>
    <style:style style:name="gr37"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8"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9" style:family="graphic" style:parent-style-name="Standard_5f_4">
      <style:graphic-properties draw:stroke="none" draw:fill-color="#685496" draw:textarea-horizontal-align="justify" draw:textarea-vertical-align="middle" draw:auto-grow-height="false" fo:min-height="3.283cm" fo:min-width="1.455cm"/>
    </style:style>
    <style:style style:name="gr40"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1"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2"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3" style:family="graphic" style:parent-style-name="Standard_5f_4">
      <style:graphic-properties draw:stroke="none" draw:fill-color="#bbe33d" draw:textarea-horizontal-align="justify" draw:textarea-vertical-align="middle" draw:auto-grow-height="false" fo:min-height="3.283cm" fo:min-width="1.455cm"/>
    </style:style>
    <style:style style:name="gr44"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11.694cm" fo:padding-top="0.178cm" fo:padding-bottom="0.178cm" fo:padding-left="0.303cm" fo:padding-right="0.303cm"/>
    </style:style>
    <style:style style:name="gr47"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1"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3.77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0.8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3.311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3.72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026cm"/>
      <style:paragraph-properties style:writing-mode="lr-tb"/>
    </style:style>
    <style:style style:name="pr60" style:family="presentation" style:parent-style-name="Default-title">
      <style:graphic-properties draw:textarea-vertical-align="top" fo:min-height="1.737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1.954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loext:graphic-properties draw:fill-color="#c9211e"/>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text-align="center" style:writing-mode="lr-tb"/>
      <style:text-properties fo:font-size="13.5pt" fo:language="fr" fo:country="FR"/>
    </style:style>
    <style:style style:name="P46" style:family="paragraph">
      <loext:graphic-properties draw:fill-color="#ff8000"/>
      <style:paragraph-properties fo:text-align="center" style:writing-mode="lr-tb"/>
      <style:text-properties fo:font-size="13.5pt" fo:language="fr" fo:country="FR"/>
    </style:style>
    <style:style style:name="P4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8" style:family="paragraph">
      <loext:graphic-properties draw:fill-color="#ff0000"/>
      <style:paragraph-properties fo:text-align="center" style:writing-mode="lr-tb"/>
      <style:text-properties fo:font-size="13.5pt" fo:language="fr" fo:country="FR"/>
    </style:style>
    <style:style style:name="P49" style:family="paragraph">
      <loext:graphic-properties draw:fill-color="#685496"/>
      <style:paragraph-properties fo:text-align="center"/>
      <style:text-properties fo:language="fr" fo:country="F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color="#5983b0"/>
      <style:paragraph-properties fo:text-align="center" style:writing-mode="lr-tb"/>
      <style:text-properties fo:font-size="13.5pt" fo:language="fr" fo:country="FR"/>
    </style:style>
    <style:style style:name="P52" style:family="paragraph">
      <loext:graphic-properties draw:fill-color="#e6e905"/>
      <style:paragraph-properties fo:text-align="center" style:writing-mode="lr-tb"/>
      <style:text-properties fo:font-size="13.5pt" fo:language="fr" fo:country="FR"/>
    </style:style>
    <style:style style:name="P53" style:family="paragraph">
      <loext:graphic-properties draw:fill-color="#bbe33d"/>
      <style:paragraph-properties fo:text-align="center"/>
      <style:text-properties fo:language="fr" fo:country="FR"/>
    </style:style>
    <style:style style:name="P5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6" style:family="paragraph">
      <style:text-properties fo:font-size="24pt"/>
    </style:style>
    <style:style style:name="P57" style:family="paragraph">
      <loext:graphic-properties draw:fill-color="#ffffff"/>
      <style:paragraph-properties style:writing-mode="lr-tb"/>
      <style:text-properties fo:font-size="24pt" fo:language="fr" fo:country="FR" fo:font-weight="bold" style:font-weight-asian="bold" style:font-weight-complex="bold"/>
    </style:style>
    <style:style style:name="P5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1"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loext:opacity="1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loext:opacity="100%" style:text-outline="false" style:text-line-through-style="solid" style:text-line-through-type="singl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16pt" fo:language="fr" fo:country="FR" fo:font-weight="normal" style:font-size-asian="16pt" style:font-weight-asian="normal" style:font-size-complex="16pt" style:font-weight-complex="normal"/>
    </style:style>
    <style:style style:name="T42" style:family="text">
      <style:text-properties fo:font-size="28pt" fo:language="fr" fo:country="FR" fo:font-weight="bold" style:font-size-asian="28pt" style:font-size-complex="28pt"/>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font-size="13.5pt" fo:language="fr" fo:country="FR"/>
    </style:style>
    <style:style style:name="T45" style:family="text">
      <style:text-properties fo:font-size="42pt" fo:language="fr" fo:country="FR" fo:font-weight="bold" style:font-size-asian="42pt" style:font-weight-asian="bold" style:font-size-complex="42pt" style:font-weight-complex="bold"/>
    </style:style>
    <style:style style:name="T46" style:family="text">
      <style:text-properties fo:font-size="32pt" style:font-size-asian="32pt" style:font-size-complex="32pt"/>
    </style:style>
    <style:style style:name="T47" style:family="text">
      <style:text-properties fo:font-size="32pt" fo:font-weight="bold" style:font-size-asian="32pt" style:font-weight-asian="bold" style:font-size-complex="32pt" style:font-weight-complex="bold"/>
    </style:style>
    <style:style style:name="T48" style:family="text">
      <style:text-properties fo:font-size="13.3999996185303pt"/>
    </style:style>
    <style:style style:name="T49"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0" style:family="text">
      <style:text-properties fo:font-size="17.8999996185303pt"/>
    </style:style>
    <style:style style:name="T51" style:family="text">
      <style:text-properties fo:font-size="22pt" fo:language="fr" fo:country="FR" fo:font-weight="normal" style:font-size-asian="22pt" style:font-weight-asian="normal" style:font-size-complex="22pt" style:font-weight-complex="normal"/>
    </style:style>
    <style:style style:name="T52" style:family="text">
      <style:text-properties fo:font-size="22pt" fo:language="fr" fo:country="FR" fo:font-weight="bold" style:font-size-asian="22pt" style:font-weight-asian="bold" style:font-size-complex="22pt" style:font-weight-complex="bold"/>
    </style:style>
    <style:style style:name="T53" style:family="text">
      <style:text-properties fo:color="#81d41a" loext:opacity="100%" fo:font-size="22pt" fo:language="fr" fo:country="FR" fo:font-weight="bold" style:font-size-asian="22pt" style:font-weight-asian="bold" style:font-size-complex="22pt" style:font-weight-complex="bold"/>
    </style:style>
    <style:style style:name="T54" style:family="text">
      <style:text-properties fo:font-size="28pt" style:font-size-asian="28pt" style:font-size-complex="28pt"/>
    </style:style>
    <style:style style:name="T5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89cm 15.81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883cm" svg:height="0.781cm" svg:x="0.4cm" svg:y="12.819cm">
          <draw:text-box>
            <text:p text:style-name="P13"><text:span text:style-name="T8">iPhone 13</text:span></text:p>
          </draw:text-box>
        </draw:frame>
        <draw:frame draw:style-name="gr11" draw:text-style-name="P13" draw:layer="layout" svg:width="5.321cm" svg:height="10.7cm" svg:x="0.652cm" svg:y="2.1cm">
          <draw:image xlink:href="Pictures/10000001000004000000080BA124F81BFC4FDF46.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2"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6" draw:layer="layout" svg:width="25.806cm" svg:height="9.9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2"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7"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7" draw:text-style-name="P22"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8"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8"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 de technologies</text:span></text:p>
                  </text:list-item>
                </text:list>
              </text:list-item>
            </text:list>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8" draw:layer="layout" svg:width="8.98cm" svg:height="13.375cm" svg:x="10cm" svg:y="1.9cm">
          <draw:image xlink:href="Pictures/10000000000001A500000273312FEC36CA0F0278.png" xlink:type="simple" xlink:show="embed" xlink:actuate="onLoad" draw:mime-type="image/png">
            <text:p/>
          </draw:image>
        </draw:frame>
        <draw:frame draw:style-name="gr17"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2"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2" draw:text-style-name="P19" draw:layer="layout" svg:width="25.806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3"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5"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3"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4"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5"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est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2 Mo ou moins</text:span></text:p>
                  </text:list-item>
                  <text:list-item>
                    <text:p><text:span text:style-name="T28">Privilégier le format .jpg, plus léger que le .png (quand c'est possible)</text:span></text:p>
                  </text:list-item>
                </text:list>
              </text:list-item>
            </text:list>
          </draw:text-box>
        </draw:frame>
        <draw:frame draw:style-name="gr17"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6"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 - 2021)</text:span></text:p>
                  </text:list-item>
                  <text:list-item>
                    <text:p><text:span text:style-name="T27">AVIF : format</text:span><text:span text:style-name="T28">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7"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0.155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9" draw:text-style-name="P22"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2" draw:text-style-name="P39" draw:layer="layout" svg:width="25.806cm" svg:height="1.755cm" svg:x="1.37cm" svg:y="2.2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3" draw:text-style-name="P36" draw:layer="layout" svg:width="25.806cm" svg:height="8.73cm" svg:x="1.37cm" svg:y="4.47cm" presentation:class="outline" presentation:user-transformed="true">
          <draw:text-box>
            <text:list text:style-name="L2">
              <text:list-item>
                <text:p><text:span text:style-name="T26">Balise meta indispensable pour le responsive design</text:span></text:p>
              </text:list-item>
              <text:list-item>
                <text:p><text:span text:style-name="T26">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0"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4"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draw:frame draw:style-name="gr30"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2"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frame draw:style-name="gr31" draw:text-style-name="P29" draw:layer="layout" svg:width="27.384cm" svg:height="1.673cm" svg:x="1.016cm" svg:y="13.65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draw:frame presentation:style-name="pr36"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draw:custom-shape draw:style-name="gr32" draw:text-style-name="P40"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7"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2" draw:text-style-name="P40"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38" draw:text-style-name="P31"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2" draw:text-style-name="P40"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4.726cm" svg:height="11.738cm" svg:x="6.637cm" svg:y="2cm">
          <draw:image xlink:href="Pictures/10000001000005150000040D057F298CD45ECE92.png" xlink:type="simple" xlink:show="embed" xlink:actuate="onLoad" draw:mime-type="image/png">
            <text:p/>
          </draw:image>
        </draw:frame>
        <draw:frame presentation:style-name="pr40" draw:text-style-name="P41" draw:layer="layout" svg:width="10.864cm" svg:height="0.8cm" svg:x="17.136cm" svg:y="1.094cm" presentation:class="title" presentation:user-transformed="true">
          <draw:text-box>
            <text:p text:style-name="P13"><text:span text:style-name="T41">Activation du mode responsive</text:span></text:p>
          </draw:text-box>
        </draw:frame>
        <draw:custom-shape draw:style-name="gr33" draw:text-style-name="P28"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28" draw:layer="layout" svg:x1="15.7cm" svg:y1="2.4cm" svg:x2="18.6cm" svg:y2="1.4cm">
          <text:p/>
        </draw:lin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Images responsives</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images-responsives/exemple.html</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7"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3" draw:text-style-name="P47" draw:layer="layout" svg:width="26.924cm" svg:height="1.656cm" svg:x="0.536cm" svg:y="7.254cm" presentation:class="title" presentation:user-transformed="true">
          <draw:text-box>
            <text:p text:style-name="P13"><text:span text:style-name="T45">Notre image est responsive mais...</text:span></text:p>
          </draw:text-box>
        </draw:frame>
        <draw:custom-shape draw:style-name="gr38"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9" draw:text-style-name="P49" draw:layer="layout" svg:width="3.909cm" svg:height="10.899cm" draw:transform="rotate (-3.14159265358979) translate (2.86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7"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4" draw:text-style-name="P47" draw:layer="layout" svg:width="26.924cm" svg:height="3.311cm" svg:x="0.536cm" svg:y="6.633cm" presentation:class="title" presentation:user-transformed="true">
          <draw:text-box>
            <text:p text:style-name="P13"><text:span text:style-name="T45">Elle est trop grande pour les terminaux mobiles</text:span></text:p>
          </draw:text-box>
        </draw:frame>
        <draw:custom-shape draw:style-name="gr38"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9" draw:text-style-name="P49" draw:layer="layout" svg:width="3.909cm" svg:height="10.899cm" draw:transform="rotate (-3.14159265358979) translate (2.86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50" draw:layer="layout" svg:width="25.806cm" svg:height="9.855cm" svg:x="1.37cm" svg:y="2.295cm" presentation:class="outline" presentation:user-transformed="true">
          <draw:text-box>
            <text:list text:style-name="L2">
              <text:list-item>
                <text:p><text:span text:style-name="T46">Deux outils proposés par HTML5 :</text:span></text:p>
                <text:list>
                  <text:list-item>
                    <text:p><text:span text:style-name="T46">Balise &lt;picture&gt;</text:span></text:p>
                  </text:list-item>
                  <text:list-item>
                    <text:p><text:span text:style-name="T46">Attributs srcset / sizes</text:span></text:p>
                    <text:p><text:span text:style-name="T46"/></text:p>
                  </text:list-item>
                  <text:list-item>
                    <text:p><text:span text:style-name="T47">Leur rôle n'est pas interchangeable</text:span></text:p>
                  </text:list-item>
                </text:list>
              </text:list-item>
            </text:list>
          </draw:text-box>
        </draw:frame>
        <draw:frame draw:style-name="gr40" draw:text-style-name="P22"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8" presentation:class="page"/>
          <draw:frame presentation:style-name="pr46" draw:text-style-name="P27"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49">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40"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9" presentation:class="page"/>
          <draw:frame presentation:style-name="pr48" draw:text-style-name="P27"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50" draw:layer="layout" svg:width="25.806cm" svg:height="3.905cm" svg:x="1.37cm" svg:y="2.295cm" presentation:class="outline" presentation:user-transformed="true">
          <draw:text-box>
            <text:list text:style-name="L2">
              <text:list-item>
                <text:p><text:span text:style-name="T46">Par exemple, Instagram utilise l'attribut srcset (et balise img) pour afficher une image en fonction de la taille d'écran de l'appareil</text:span></text:p>
              </text:list-item>
            </text:list>
          </draw:text-box>
        </draw:frame>
        <draw:frame draw:style-name="gr40"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30" presentation:class="page"/>
          <draw:frame presentation:style-name="pr50" draw:text-style-name="P27"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1" draw:text-style-name="P51"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51" draw:text-style-name="P47" draw:layer="layout" svg:width="26.924cm" svg:height="3.725cm" svg:x="0.536cm" svg:y="6.012cm" presentation:class="title" presentation:user-transformed="true">
          <draw:text-box>
            <text:p text:style-name="P13"><text:span text:style-name="T45">Voyons comment modifier plutôt la mise en page en fonction des écrans</text:span></text:p>
          </draw:text-box>
        </draw:frame>
        <draw:custom-shape draw:style-name="gr42" draw:text-style-name="P52" draw:layer="layout" svg:width="12.094cm" svg:height="9.891cm" draw:transform="skewX (-0.115540796482025) rotate (-1.73206474967917) translate (37.847cm 6.5cm)">
          <text:p text:style-name="P45"><text:span text:style-name="T44"><text:s/></text:span></text:p>
          <draw:enhanced-geometry svg:viewBox="0 0 21600 21600" draw:type="rectangle" draw:enhanced-path="M 0 0 L 21600 0 21600 21600 0 21600 0 0 Z N"/>
        </draw:custom-shape>
        <draw:custom-shape draw:style-name="gr43" draw:text-style-name="P53" draw:layer="layout" svg:width="3.909cm" svg:height="10.899cm" draw:transform="rotate (-3.14159265358979) translate (2.86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9.505cm" svg:x="1.37cm" svg:y="2.295cm" presentation:class="outline" presentation:user-transformed="true">
          <draw:text-box>
            <text:list text:style-name="L2">
              <text:list-item>
                <text:p>Introduit avec CSS3</text:p>
              </text:list-item>
              <text:list-item>
                <text:p>Perme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4" draw:text-style-name="P22"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7"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9.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0">Impossible dans l’attribut « style »</text:span></text:p>
                  </text:list-item>
                </text:list>
              </text:list-item>
            </text:list>
          </draw:text-box>
        </draw:frame>
        <draw:frame draw:style-name="gr44"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50" draw:layer="layout" svg:width="25.806cm" svg:height="10.656cm" svg:x="1.37cm" svg:y="2.295cm" presentation:class="outline" presentation:user-transformed="true">
          <draw:text-box>
            <text:list text:style-name="L2">
              <text:list-item>
                <text:p><text:span text:style-name="T46">Flexbox (et sa petite sœur : "grid") seront des alliés de taille pour la mise en page responsive</text:span></text:p>
              </text:list-item>
              <text:list-item>
                <text:p><text:span text:style-name="T46">Utilisation d'unités relatives (% et rem principalement)</text:span></text:p>
                <text:list>
                  <text:list-item>
                    <text:p><text:span text:style-name="T46">Le contenu s'adaptera aux écrans plus facilement</text:span></text:p>
                  </text:list-item>
                </text:list>
              </text:list-item>
            </text:list>
          </draw:text-box>
        </draw:frame>
        <draw:frame draw:style-name="gr44"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7"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5" draw:text-style-name="P22"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50"/></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8"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6" draw:text-style-name="P5" draw:layer="layout" svg:width="12.3cm" svg:height="2.85cm" svg:x="3.5cm" svg:y="3.806cm">
          <text:p/>
          <draw:enhanced-geometry svg:viewBox="0 0 21600 21600" draw:mirror-horizontal="false" draw:mirror-vertical="false" draw:type="rectangle" draw:enhanced-path="M 0 0 L 21600 0 21600 21600 0 21600 0 0 Z N"/>
        </draw:custom-shape>
        <draw:line draw:style-name="gr47" draw:text-style-name="P5" draw:layer="layout" svg:x1="15.8cm" svg:y1="8.006cm" svg:x2="15.8cm" svg:y2="6.356cm">
          <text:p/>
        </draw:line>
        <draw:frame presentation:style-name="pr59" draw:text-style-name="P54" draw:layer="layout" svg:width="6.6cm" svg:height="1.026cm" svg:x="16cm" svg:y="7cm" presentation:class="title" presentation:user-transformed="true">
          <draw:text-box>
            <text:p text:style-name="P1"><text:span text:style-name="T33">Sélecteur CSS</text:span></text:p>
          </draw:text-box>
        </draw:frame>
        <draw:custom-shape draw:style-name="gr48"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9" draw:text-style-name="P5" draw:layer="layout" svg:x1="1.924cm" svg:y1="11.2cm" svg:x2="1.924cm" svg:y2="3.106cm">
          <text:p/>
        </draw:line>
        <draw:frame presentation:style-name="pr59" draw:text-style-name="P54" draw:layer="layout" svg:width="10.6cm" svg:height="1.026cm" svg:x="2.024cm" svg:y="10.2cm" presentation:class="title" presentation:user-transformed="true">
          <draw:text-box>
            <text:p text:style-name="P1"><text:span text:style-name="T33">Condition sur le média </text:span></text:p>
          </draw:text-box>
        </draw:frame>
        <draw:custom-shape draw:style-name="gr50"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1" draw:text-style-name="P5" draw:layer="layout" svg:x1="10.6cm" svg:y1="9.6cm" svg:x2="10.6cm" svg:y2="3.148cm">
          <text:p/>
        </draw:line>
        <draw:frame presentation:style-name="pr59" draw:text-style-name="P54"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5" draw:layer="layout" svg:width="22.6cm" svg:height="1.737cm" svg:x="2.7cm" svg:y="11.901cm" presentation:class="title" presentation:user-transformed="true">
          <draw:text-box>
            <text:p text:style-name="P13"><text:span text:style-name="T51">Ici on définit que ces règles ne s'appliquent que sur un </text:span><text:span text:style-name="T52">écran </text:span><text:span text:style-name="T53">ET</text:span><text:span text:style-name="T52">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8" draw:layer="layout" svg:width="17.6cm" svg:height="4.421cm" svg:x="5.1cm" svg:y="6.3cm">
          <draw:image xlink:href="Pictures/1000000100000314000000B568316D12424C4DED.png" xlink:type="simple" xlink:show="embed" xlink:actuate="onLoad" draw:mime-type="image/png">
            <text:p/>
          </draw:image>
        </draw:frame>
        <draw:custom-shape draw:style-name="gr52"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9" draw:text-style-name="P5" draw:layer="layout" svg:x1="5.1cm" svg:y1="11.7cm" svg:x2="5.1cm" svg:y2="7.05cm">
          <text:p/>
        </draw:line>
        <draw:frame presentation:style-name="pr59" draw:text-style-name="P54" draw:layer="layout" svg:width="10.6cm" svg:height="1.026cm" svg:x="5.3cm" svg:y="10.95cm" presentation:class="title" presentation:user-transformed="true">
          <draw:text-box>
            <text:p text:style-name="P1"><text:span text:style-name="T33">Condition sur le média </text:span></text:p>
          </draw:text-box>
        </draw:frame>
        <draw:custom-shape draw:style-name="gr53"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1" draw:text-style-name="P5" draw:layer="layout" svg:x1="13.3cm" svg:y1="10.5cm" svg:x2="13.3cm" svg:y2="7.05cm">
          <text:p/>
        </draw:line>
        <draw:frame presentation:style-name="pr59" draw:text-style-name="P54"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7" presentation:class="page"/>
          <draw:frame presentation:style-name="pr63"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draw:style-name="gr2" draw:text-style-name="P28" draw:layer="layout" svg:width="13.032cm" svg:height="8.899cm" svg:x="7.484cm" svg:y="2.4cm">
          <draw:image xlink:href="Pictures/100000010000020F00000176AB68C63EC75C1E71.png" xlink:type="simple" xlink:show="embed" xlink:actuate="onLoad" draw:mime-type="image/png">
            <text:p/>
          </draw:image>
        </draw:frame>
        <draw:frame presentation:style-name="pr60" draw:text-style-name="P55"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50"/></text:p>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4">Gestion de taille de l'écran :</text:span></text:p>
                <text:list>
                  <text:list-item>
                    <text:p><text:span text:style-name="T54">min/max-height | min/max-width</text:span></text:p>
                  </text:list-item>
                </text:list>
              </text:list-item>
              <text:list-item>
                <text:p><text:span text:style-name="T54">Gestion de l'orientation de l'écran :</text:span></text:p>
                <text:list>
                  <text:list-item>
                    <text:p><text:span text:style-name="T54">orientation : landscape (paysage) ou portrait</text:span></text:p>
                  </text:list-item>
                </text:list>
              </text:list-item>
              <text:list-item>
                <text:p><text:span text:style-name="T54">Gestion du mode nuit du système d'exploitation :</text:span></text:p>
                <text:list>
                  <text:list-item>
                    <text:p><text:span text:style-name="T54">prefers-color-schema : light ou dark</text:span></text:p>
                  </text:list-item>
                </text:list>
              </text:list-item>
              <text:list-item>
                <text:p><text:span text:style-name="T54">et : and / ou : or / seulement : only </text:span></text:p>
              </text:list-item>
              <text:list-item>
                <text:p><text:span text:style-name="T54">[...]</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media queries (Partie 1)</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8.704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media-queries</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8" draw:layer="layout" svg:width="18.122cm" svg:height="3.803cm" svg:x="2.078cm" svg:y="4.622cm">
          <draw:image xlink:href="Pictures/100000010000025C0000007948EB28CC03F7ACCD.png" xlink:type="simple" xlink:show="embed" xlink:actuate="onLoad" draw:mime-type="image/png">
            <text:p/>
          </draw:image>
        </draw:fram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4" draw:text-style-name="P22"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50"/></text:p>
          </draw:text-box>
        </draw:frame>
        <draw:custom-shape draw:style-name="gr54"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7" draw:text-style-name="P5" draw:layer="layout" svg:x1="3.4cm" svg:y1="9.422cm" svg:x2="3.4cm" svg:y2="8.072cm">
          <text:p/>
        </draw:line>
        <draw:frame presentation:style-name="pr59" draw:text-style-name="P54" draw:layer="layout" svg:width="11.8cm" svg:height="1.026cm" svg:x="3.6cm" svg:y="8.572cm" presentation:class="title" presentation:user-transformed="true">
          <draw:text-box>
            <text:p text:style-name="P1"><text:span text:style-name="T33">Chemin vers le fichier css</text:span></text:p>
          </draw:text-box>
        </draw:frame>
        <draw:custom-shape draw:style-name="gr55"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9" draw:text-style-name="P5" draw:layer="layout" svg:x1="3.2cm" svg:y1="11.53cm" svg:x2="3.2cm" svg:y2="5.941cm">
          <text:p/>
        </draw:line>
        <draw:frame presentation:style-name="pr59" draw:text-style-name="P54" draw:layer="layout" svg:width="17.8cm" svg:height="1.026cm" svg:x="3.4cm" svg:y="10.6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5" draw:layer="layout" svg:width="25.11cm" svg:height="1.954cm" svg:x="1.445cm" svg:y="12.296cm" presentation:class="title" presentation:user-transformed="true">
          <draw:text-box>
            <text:p text:style-name="P13"><text:span text:style-name="T51">Ici on définit que le contenu du fichier "smartphone.css" ne s'applique que sur un </text:span><text:span text:style-name="T52">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7"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media queries (Partie 2)</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8.704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media-queries</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3" draw:master-page-name="Default" presentation:presentation-page-layout-name="AL3T1">
        <office:forms form:automatic-focus="false" form:apply-design-mode="false"/>
        <draw:frame presentation:style-name="pr72" draw:text-style-name="P57" draw:layer="layout" svg:width="25.198cm" svg:height="12.191cm" svg:x="1.4cm" svg:y="1.713cm">
          <draw:text-box>
            <text:p text:style-name="P56"><text:span text:style-name="T55">Questions ?</text:span></text:p>
          </draw:text-box>
        </draw:frame>
        <presentation:notes draw:style-name="dp4">
          <office:forms form:automatic-focus="false" form:apply-design-mode="false"/>
          <draw:page-thumbnail draw:style-name="gr3" draw:layer="layout" svg:width="13.586cm" svg:height="11.136cm" svg:x="3.703cm" svg:y="2.252cm" draw:page-number="43" presentation:class="page"/>
          <draw:frame presentation:style-name="pr3" draw:text-style-name="P58" draw:layer="layout" svg:width="16.8cm" svg:height="13.365cm" svg:x="2.097cm" svg:y="14.103cm" presentation:class="notes" presentation:placeholder="true">
            <draw:text-box/>
          </draw:frame>
        </presentation:notes>
      </draw:page>
      <draw:page draw:name="page44"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30T14:55:40.067000000</dc:date>
    <meta:editing-duration>P20DT18H3M32S</meta:editing-duration>
    <meta:editing-cycles>1241</meta:editing-cycles>
    <meta:generator>LibreOffice/7.2.7.2$Windows_X86_64 LibreOffice_project/8d71d29d553c0f7dcbfa38fbfda25ee34cce99a2</meta:generator>
    <meta:document-statistic meta:object-count="340"/>
  </office:meta>
</office:document-meta>
</file>